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6.45cm" fo:min-width="2.8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518cm" fo:min-width="0.7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111111"/>
    </style:style>
    <style:style style:name="P4" style:family="paragraph">
      <style:paragraph-properties fo:text-align="center"/>
      <style:text-properties fo:color="#000000"/>
    </style:style>
    <style:style style:name="T1" style:family="text">
      <style:text-properties fo:color="#111111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2.8cm" svg:x="1cm" svg:y="14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" draw:text-style-name="P2" draw:layer="layout" svg:x1="3.4cm" svg:y1="16cm" svg:x2="5.9cm" svg:y2="16cm">
          <text:p/>
        </draw:line>
        <draw:custom-shape draw:style-name="gr3" draw:text-style-name="P3" draw:layer="layout" svg:width="3.3cm" svg:height="6.7cm" svg:x="6cm" svg:y="13.1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cm" svg:y1="16.1cm" svg:x2="14.9cm" svg:y2="16.1cm">
          <text:p/>
        </draw:line>
        <draw:custom-shape draw:style-name="gr4" draw:text-style-name="P4" draw:layer="layout" svg:width="4.7cm" svg:height="6.6cm" svg:x="14.9cm" svg:y="13cm">
          <text:p text:style-name="P1"><text:span text:style-name="T2">ACCOUN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2cm" svg:y1="13cm" svg:x2="17.1cm" svg:y2="10.4cm">
          <text:p/>
        </draw:line>
        <draw:custom-shape draw:style-name="gr4" draw:text-style-name="P4" draw:layer="layout" svg:width="3.2cm" svg:height="3.2cm" svg:x="15.5cm" svg:y="7.1cm">
          <text:p text:style-name="P1"><text:span text:style-name="T2">TRANS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1cm" svg:y1="6.8cm" svg:x2="17.1cm" svg:y2="5.6cm">
          <text:p/>
        </draw:line>
        <draw:custom-shape draw:style-name="gr4" draw:text-style-name="P4" draw:layer="layout" svg:width="5cm" svg:height="3.5cm" svg:x="14.9cm" svg:y="1.9cm">
          <text:p text:style-name="P1"><text:span text:style-name="T2">TRANSF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1cm" svg:y1="5.4cm" svg:x2="19cm" svg:y2="12.7cm">
          <text:p/>
        </draw:line>
        <draw:line draw:style-name="gr2" draw:text-style-name="P2" draw:layer="layout" svg:x1="19.6cm" svg:y1="13.2cm" svg:x2="22.6cm" svg:y2="10.3cm">
          <text:p/>
        </draw:line>
        <draw:custom-shape draw:style-name="gr4" draw:text-style-name="P4" draw:layer="layout" svg:width="3.4cm" svg:height="3.4cm" svg:x="22.5cm" svg:y="7.6cm">
          <text:p text:style-name="P1"><text:span text:style-name="T2">CRE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5.5cm" svg:y1="7.9cm" svg:x2="28.6cm" svg:y2="5.4cm">
          <text:p/>
        </draw:line>
        <draw:custom-shape draw:style-name="gr4" draw:text-style-name="P4" draw:layer="layout" svg:width="5.9cm" svg:height="5.9cm" svg:x="29cm" svg:y="3.9cm">
          <text:p text:style-name="P1"><text:span text:style-name="T2">CREAT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8.8cm" svg:y1="9.7cm" svg:x2="20.1cm" svg:y2="15.1cm">
          <text:p/>
        </draw:line>
        <draw:line draw:style-name="gr2" draw:text-style-name="P2" draw:layer="layout" svg:x1="19.9cm" svg:y1="15.9cm" svg:x2="25cm" svg:y2="15.9cm">
          <text:p/>
        </draw:line>
        <draw:custom-shape draw:style-name="gr4" draw:text-style-name="P4" draw:layer="layout" svg:width="2.9cm" svg:height="3cm" svg:x="25cm" svg:y="14.1cm">
          <text:p text:style-name="P1"><text:span text:style-name="T2">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8cm" svg:y1="15.7cm" svg:x2="30.7cm" svg:y2="15.7cm">
          <text:p/>
        </draw:line>
        <draw:custom-shape draw:style-name="gr4" draw:text-style-name="P4" draw:layer="layout" svg:width="5.8cm" svg:height="5.8cm" svg:x="31cm" svg:y="13.8cm">
          <text:p text:style-name="P1"><text:span text:style-name="T2">ADD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0.8cm" svg:y1="18.8cm" svg:x2="19.8cm" svg:y2="18.8cm">
          <text:p/>
        </draw:line>
        <draw:line draw:style-name="gr2" draw:text-style-name="P2" draw:layer="layout" svg:x1="19.8cm" svg:y1="19.5cm" svg:x2="23.2cm" svg:y2="21.9cm">
          <text:p/>
        </draw:line>
        <draw:custom-shape draw:style-name="gr4" draw:text-style-name="P4" draw:layer="layout" svg:width="3.8cm" svg:height="3.8cm" svg:x="22.4cm" svg:y="22cm">
          <text:p text:style-name="P1"><text:span text:style-name="T2">DELE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2.4cm" svg:y1="23.2cm" svg:x2="18.7cm" svg:y2="19.9cm">
          <text:p/>
        </draw:line>
        <draw:line draw:style-name="gr2" draw:text-style-name="P2" draw:layer="layout" svg:x1="17.8cm" svg:y1="20.1cm" svg:x2="17.9cm" svg:y2="22.6cm">
          <text:p/>
        </draw:line>
        <draw:custom-shape draw:style-name="gr4" draw:text-style-name="P4" draw:layer="layout" svg:width="2.6cm" svg:height="2.7cm" svg:x="16.8cm" svg:y="22.8cm">
          <text:p text:style-name="P1"><text:span text:style-name="T2">S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9cm" svg:y1="25.6cm" svg:x2="16.7cm" svg:y2="26.3cm">
          <text:p/>
        </draw:line>
        <draw:custom-shape draw:style-name="gr4" draw:text-style-name="P4" draw:layer="layout" svg:width="3.9cm" svg:height="3.99cm" svg:x="13.5cm" svg:y="26.5cm">
          <text:p text:style-name="P1"><text:span text:style-name="T2">SUB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26.2cm" svg:x2="15cm" svg:y2="19.9cm">
          <text:p/>
        </draw:line>
        <draw:custom-shape draw:style-name="gr5" draw:text-style-name="P1" draw:layer="layout" svg:width="1.7cm" svg:height="2.5cm" svg:x="11.3cm" svg:y="15.076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3cm" svg:y1="16.4cm" svg:x2="11.3cm" svg:y2="1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9.64cm" fo:page-height="31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ussart Guillaume</meta:initial-creator>
    <meta:creation-date>2017-11-06T12:01:59</meta:creation-date>
    <dc:date>2017-11-13T16:43:25.204062443</dc:date>
    <meta:editing-duration>PT4H24M26S</meta:editing-duration>
    <meta:editing-cycles>3</meta:editing-cycles>
    <meta:generator>LibreOffice/5.4.3.2$Linux_X86_64 LibreOffice_project/40m0$Build-2</meta:generator>
    <meta:document-statistic meta:object-count="30"/>
  </office:meta>
</office:document-meta>
</file>